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656565" style:font-name="Inter" fo:font-size="12pt" fo:letter-spacing="normal" fo:font-style="normal" fo:font-weight="normal"/>
    </style:style>
    <style:style style:name="T1" style:family="text">
      <style:text-properties officeooo:rsid="001742c5"/>
    </style:style>
    <style:style style:name="T2" style:family="text">
      <style:text-properties officeooo:rsid="0017803e"/>
    </style:style>
    <style:style style:name="T3" style:family="text">
      <style:text-properties fo:font-variant="normal" fo:text-transform="none" fo:color="#3200ff" style:font-name="courier new" fo:font-size="12pt" fo:letter-spacing="normal" fo:font-style="normal" fo:font-weight="bold"/>
    </style:style>
    <style:style style:name="T4" style:family="text">
      <style:text-properties fo:font-variant="normal" fo:text-transform="none" fo:color="#656565" style:font-name="Inter" fo:font-size="12pt" fo:letter-spacing="normal" fo:font-style="normal" fo:font-weight="normal"/>
    </style:style>
    <style:style style:name="T5" style:family="text">
      <style:text-properties fo:font-variant="normal" fo:text-transform="none" fo:color="#656565" fo:font-size="12pt" fo:letter-spacing="normal" fo:font-style="normal" fo:font-weight="bold"/>
    </style:style>
    <style:style style:name="T6" style:family="text">
      <style:text-properties fo:font-variant="normal" fo:text-transform="none" fo:color="#656565" fo:letter-spacing="normal"/>
    </style:style>
    <style:style style:name="T7" style:family="text">
      <style:text-properties fo:font-variant="normal" fo:text-transform="none" fo:color="#656565" style:font-name="courier new" fo:font-size="12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span text:style-name="T1">Asynchronous Control Flow</text:span></text:p>
      <text:p text:style-name="Standard"/>
      <text:p text:style-name="Standard"/>
      <text:p text:style-name="Standard">// <text:span text:style-name="T2">interresting the way to add 3 files into one command</text:span></text:p>
      <text:p text:style-name="Standard">// <text:span text:style-name="T2">as expected small file comes first and big will be last</text:span></text:p>
      <text:p text:style-name="Standard"/>
      <text:p text:style-name="P1"><text:span text:style-name="T4">If the files were genuinely different sizes, the above would print out the contents of </text:span><text:span text:style-name="Strong_20_Emphasis"><text:span text:style-name="T5">smallFile</text:span></text:span><text:span text:style-name="T6"> </text:span><text:span text:style-name="T4">first and </text:span><text:span text:style-name="Strong_20_Emphasis"><text:span text:style-name="T5">bigFile</text:span></text:span><text:span text:style-name="T6"> </text:span><text:span text:style-name="T4">last even though the </text:span><text:span text:style-name="Strong_20_Emphasis"><text:span text:style-name="T5">readFile</text:span></text:span><text:span text:style-name="T6"> </text:span><text:span text:style-name="T4">operation for </text:span><text:span text:style-name="Strong_20_Emphasis"><text:span text:style-name="T5">bigFile</text:span></text:span><text:span text:style-name="T6"> </text:span><text:span text:style-name="T4">was called first. This is one way to achieve parallel execution in Node.js.</text:span></text:p>
      <text:p text:style-name="Standard"/>
      <text:p text:style-name="P2"><text:span text:style-name="Strong_20_Emphasis"><text:span text:style-name="T3">const { readFile } = require('fs')<text:line-break/>const [ bigFile, mediumFile, smallFile ] = Array.from(Array(3)).fill(__filename)</text:span></text:span></text:p>
      <text:p text:style-name="P2"><text:span text:style-name="Strong_20_Emphasis"><text:span text:style-name="T3">const print = (err, contents) =&gt; {<text:line-break/>  if (err) {<text:line-break/>    console.error(err)<text:line-break/>    return<text:line-break/>  }<text:line-break/>  console.log(contents.toString())<text:line-break/>}<text:line-break/>readFile(bigFile, print)<text:line-break/>readFile(mediumFile, print)<text:line-break/>readFile(smallFile, print)</text:span></text:span></text:p>
      <text:p text:style-name="Standard"/>
      <text:p text:style-name="P2"><text:span text:style-name="T4">What if we wanted to use serial execution, let's say we want </text:span><text:span text:style-name="Strong_20_Emphasis"><text:span text:style-name="T7">bigFile</text:span></text:span><text:span text:style-name="T4"> to print first, then </text:span><text:span text:style-name="Strong_20_Emphasis"><text:span text:style-name="T7">mediumFile</text:span></text:span><text:span text:style-name="T4"> even though they take longer to load than </text:span><text:span text:style-name="Strong_20_Emphasis"><text:span text:style-name="T7">smallFile</text:span></text:span><text:span text:style-name="T4">. Well now the callbacks have to be placed inside each other:</text:span></text:p>
      <text:p text:style-name="P2"><text:span text:style-name="Strong_20_Emphasis"><text:span text:style-name="T3">const { readFile } = require('fs')<text:line-break/>const [ bigFile, mediumFile, smallFile ] = Array.from(Array(3)).fill(__filename)<text:line-break/>const print = (err, contents) =&gt; {<text:line-break/>  if (err) {<text:line-break/>    console.error(err)<text:line-break/>    return<text:line-break/>  }<text:line-break/>  console.log(contents.toString())<text:line-break/>}<text:line-break/>readFile(bigFile, (err, contents) =&gt; {<text:line-break/>  print(err, contents)<text:line-break/></text:span></text:span><text:soft-page-break/><text:span text:style-name="Strong_20_Emphasis"><text:span text:style-name="T3">  readFile(mediumFile, (err, contents) =&gt; {<text:line-break/>    print(err, contents)<text:line-break/>    readFile(smallFile, print)<text:line-break/>  })<text:line-break/>})</text:span></text:span></text:p>
      <text:p text:style-name="Standard"/>
      <text:p text:style-name="P3">Serial execution with callbacks is achieved by waiting for the callback to call before starting the next asynchronous operation.</text:p>
      <text:p text:style-name="P3">What if we want all of the contents of each file to be concatenated together and logged once all files are loaded?</text:p>
      <text:p text:style-name="P3">The following example pushes the contents of each file to an array and then logs the array when all files are loaded:</text:p>
      <text:p text:style-name="Standard"/>
      <text:p text:style-name="Standard"/>
      <text:p text:style-name="Standard">const { readFile } = require('fs')</text:p>
      <text:p text:style-name="Standard"/>
      <text:p text:style-name="Standard">const [bigFile, mediumFile, smallFile] =</text:p>
      <text:p text:style-name="Standard"><text:s text:c="8"/>Array.from(Array(3)).file(__filename)</text:p>
      <text:p text:style-name="Standard"/>
      <text:p text:style-name="Standard">const data = []</text:p>
      <text:p text:style-name="Standard">const print = (err, content) =&gt; {</text:p>
      <text:p text:style-name="Standard"><text:s text:c="8"/>if(err) {</text:p>
      <text:p text:style-name="Standard"><text:s text:c="16"/>console.log(err)</text:p>
      <text:p text:style-name="Standard"><text:s text:c="16"/>return</text:p>
      <text:p text:style-name="Standard"><text:s text:c="8"/>} <text:s text:c="2"/></text:p>
      <text:p text:style-name="Standard"><text:s text:c="8"/>return content</text:p>
      <text:p text:style-name="Standard">}</text:p>
      <text:p text:style-name="Standard"/>
      <text:p text:style-name="Standard"/>
      <text:p text:style-name="Standard">readFile(bigFile, (err, content) =&gt; {</text:p>
      <text:p text:style-name="Standard"><text:s text:c="8"/>if (err) print(err)</text:p>
      <text:p text:style-name="Standard"><text:s text:c="8"/>else data.push(content)</text:p>
      <text:p text:style-name="Standard"><text:s text:c="8"/>readFile(mediumFile, (err, content) =&gt; {</text:p>
      <text:p text:style-name="Standard"><text:s text:c="16"/>if (err) print(err)</text:p>
      <text:p text:style-name="Standard"><text:s text:c="16"/>else data.push(content)</text:p>
      <text:p text:style-name="Standard"><text:s text:c="16"/>readFile(smallFile, (err, content) =&gt; {</text:p>
      <text:p text:style-name="Standard"><text:s text:c="24"/>if (err) print(err)</text:p>
      <text:p text:style-name="Standard"><text:s text:c="24"/>else data.push(content)</text:p>
      <text:p text:style-name="Standard"><text:s text:c="24"/>print(null, Buffer.concat(data))</text:p>
      <text:p text:style-name="Standard"><text:s text:c="16"/>}) <text:s/></text:p>
      <text:p text:style-name="Standard"><text:s text:c="8"/>}) <text:s/></text:p>
      <text:p text:style-name="Standard">}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5:38:46.139321760</meta:creation-date>
    <dc:date>2020-11-22T16:03:53.607907440</dc:date>
    <meta:editing-duration>PT25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315" meta:character-count="2409" meta:non-whitespace-character-count="1841"/>
  </office:meta>
</office:document-meta>
</file>